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c72a" officeooo:paragraph-rsid="001cc72a"/>
    </style:style>
    <style:style style:name="P2" style:family="paragraph" style:parent-style-name="Standard">
      <style:text-properties fo:font-weight="bold" officeooo:rsid="001cc72a" officeooo:paragraph-rsid="001cc72a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cc72a" officeooo:paragraph-rsid="001cc72a" style:font-weight-asian="normal" style:font-weight-complex="normal"/>
    </style:style>
    <style:style style:name="P4" style:family="paragraph" style:parent-style-name="Standard">
      <style:text-properties fo:font-weight="normal" officeooo:rsid="001cc72a" officeooo:paragraph-rsid="001cc72a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cc72a" officeooo:paragraph-rsid="001cc72a" style:font-weight-asian="normal" style:font-weight-complex="normal"/>
    </style:style>
    <style:style style:name="P6" style:family="paragraph" style:parent-style-name="Standard">
      <style:text-properties fo:font-weight="bold" officeooo:rsid="001dfe9c" officeooo:paragraph-rsid="001dfe9c" style:font-weight-asian="bold" style:font-weight-complex="bold"/>
    </style:style>
    <style:style style:name="P7" style:family="paragraph" style:parent-style-name="Standard" style:list-style-name="L3">
      <style:text-properties fo:font-weight="normal" officeooo:rsid="001dfe9c" officeooo:paragraph-rsid="001dfe9c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1cc72a" officeooo:paragraph-rsid="001dfe9c" style:font-weight-asian="normal" style:font-weight-complex="normal"/>
    </style:style>
    <style:style style:name="P9" style:family="paragraph" style:parent-style-name="Standard">
      <style:text-properties fo:font-weight="normal" officeooo:rsid="001cc72a" officeooo:paragraph-rsid="001dfe9c" style:font-weight-asian="normal" style:font-weight-complex="normal"/>
    </style:style>
    <style:style style:name="P10" style:family="paragraph" style:parent-style-name="Standard">
      <style:text-properties fo:font-weight="bold" officeooo:rsid="001fa2b5" officeooo:paragraph-rsid="001fa2b5" style:font-weight-asian="bold" style:font-weight-complex="bold"/>
    </style:style>
    <style:style style:name="P11" style:family="paragraph" style:parent-style-name="Standard" style:list-style-name="L4">
      <style:text-properties fo:font-weight="normal" officeooo:rsid="001fa2b5" officeooo:paragraph-rsid="001fa2b5" style:font-weight-asian="normal" style:font-weight-complex="normal"/>
    </style:style>
    <style:style style:name="P12" style:family="paragraph" style:parent-style-name="Standard" style:list-style-name="L4">
      <style:text-properties fo:color="#ffffff" loext:opacity="100%" fo:font-weight="normal" officeooo:rsid="00213e6b" officeooo:paragraph-rsid="0022c300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213e6b" officeooo:paragraph-rsid="0022c300" style:font-weight-asian="normal" style:font-weight-complex="normal"/>
    </style:style>
    <style:style style:name="P14" style:family="paragraph" style:parent-style-name="Standard" style:list-style-name="L4">
      <style:text-properties fo:color="#ffffff" loext:opacity="100%" fo:font-weight="normal" officeooo:rsid="002274b8" officeooo:paragraph-rsid="0022c300" style:font-weight-asian="normal" style:font-weight-complex="normal"/>
    </style:style>
    <style:style style:name="P15" style:family="paragraph" style:parent-style-name="Standard">
      <style:text-properties fo:font-weight="normal" officeooo:rsid="001fa2b5" officeooo:paragraph-rsid="001fa2b5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246ae4" officeooo:paragraph-rsid="00246ae4" style:font-weight-asian="normal" style:font-weight-complex="normal"/>
    </style:style>
    <style:style style:name="P17" style:family="paragraph" style:parent-style-name="Standard">
      <style:text-properties fo:font-weight="normal" officeooo:rsid="00246ae4" officeooo:paragraph-rsid="00246ae4" style:font-weight-asian="normal" style:font-weight-complex="normal"/>
    </style:style>
    <style:style style:name="P18" style:family="paragraph" style:parent-style-name="Standard">
      <style:paragraph-properties fo:break-before="page"/>
      <style:text-properties fo:font-weight="bold" officeooo:rsid="00246ae4" officeooo:paragraph-rsid="00246ae4" style:font-weight-asian="bold" style:font-weight-complex="bold"/>
    </style:style>
    <style:style style:name="P19" style:family="paragraph" style:parent-style-name="Standard" style:list-style-name="L6">
      <style:text-properties fo:font-weight="normal" officeooo:rsid="00246ae4" officeooo:paragraph-rsid="00246ae4" style:font-weight-asian="normal" style:font-weight-complex="normal"/>
    </style:style>
    <style:style style:name="P20" style:family="paragraph" style:parent-style-name="Standard" style:list-style-name="L6">
      <style:text-properties fo:font-weight="normal" officeooo:rsid="002606ef" officeooo:paragraph-rsid="002606ef" style:font-weight-asian="normal" style:font-weight-complex="normal"/>
    </style:style>
    <style:style style:name="P21" style:family="paragraph" style:parent-style-name="Standard">
      <style:text-properties fo:font-weight="normal" officeooo:rsid="002606ef" officeooo:paragraph-rsid="002606ef" style:font-weight-asian="normal" style:font-weight-complex="normal"/>
    </style:style>
    <style:style style:name="P22" style:family="paragraph" style:parent-style-name="Standard">
      <style:text-properties fo:font-weight="bold" officeooo:rsid="002606ef" officeooo:paragraph-rsid="002606ef" style:font-weight-asian="bold" style:font-weight-complex="bold"/>
    </style:style>
    <style:style style:name="P23" style:family="paragraph" style:parent-style-name="Standard" style:list-style-name="L7">
      <style:text-properties fo:font-weight="normal" officeooo:rsid="00264064" officeooo:paragraph-rsid="00264064" style:font-weight-asian="normal" style:font-weight-complex="normal"/>
    </style:style>
    <style:style style:name="P24" style:family="paragraph" style:parent-style-name="Standard" style:list-style-name="L7">
      <style:text-properties fo:font-weight="normal" officeooo:rsid="0028b5d0" officeooo:paragraph-rsid="0028b5d0" style:font-weight-asian="normal" style:font-weight-complex="normal"/>
    </style:style>
    <style:style style:name="P25" style:family="paragraph" style:parent-style-name="Standard" style:list-style-name="L7">
      <style:text-properties fo:font-weight="bold" officeooo:rsid="0028b5d0" officeooo:paragraph-rsid="0028b5d0" style:font-weight-asian="bold" style:font-weight-complex="bold"/>
    </style:style>
    <style:style style:name="P26" style:family="paragraph" style:parent-style-name="Standard" style:list-style-name="L7">
      <style:text-properties fo:font-weight="normal" officeooo:rsid="00299bdc" officeooo:paragraph-rsid="00299bdc" style:font-weight-asian="normal" style:font-weight-complex="normal"/>
    </style:style>
    <style:style style:name="P27" style:family="paragraph" style:parent-style-name="Standard" style:list-style-name="L7">
      <style:text-properties fo:font-weight="normal" officeooo:rsid="002ef341" officeooo:paragraph-rsid="002ef341" style:font-weight-asian="normal" style:font-weight-complex="normal"/>
    </style:style>
    <style:style style:name="P28" style:family="paragraph" style:parent-style-name="Standard" style:list-style-name="L7">
      <style:text-properties fo:font-weight="normal" officeooo:rsid="002c851f" officeooo:paragraph-rsid="002c851f" style:font-weight-asian="normal" style:font-weight-complex="normal"/>
    </style:style>
    <style:style style:name="P29" style:family="paragraph" style:parent-style-name="Standard" style:list-style-name="L7">
      <style:text-properties fo:font-weight="normal" officeooo:rsid="002d77e2" officeooo:paragraph-rsid="002d77e2" style:font-weight-asian="normal" style:font-weight-complex="normal"/>
    </style:style>
    <style:style style:name="P30" style:family="paragraph" style:parent-style-name="Standard" style:list-style-name="L7">
      <style:text-properties fo:font-weight="normal" officeooo:rsid="002f201c" officeooo:paragraph-rsid="002f201c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2f954d" officeooo:paragraph-rsid="002f954d" style:font-weight-asian="normal" style:font-weight-complex="normal"/>
    </style:style>
    <style:style style:name="P32" style:family="paragraph" style:parent-style-name="Standard" style:list-style-name="L7">
      <style:text-properties fo:font-weight="normal" officeooo:rsid="003187a6" officeooo:paragraph-rsid="003187a6" style:font-weight-asian="normal" style:font-weight-complex="normal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background-color="transparent" loext:char-shading-value="0"/>
    </style:style>
    <style:style style:name="T3" style:family="text">
      <style:text-properties fo:color="#ffffff" loext:opacity="100%" officeooo:rsid="002274b8"/>
    </style:style>
    <style:style style:name="T4" style:family="text">
      <style:text-properties fo:background-color="#ff972f" loext:char-shading-value="0"/>
    </style:style>
    <style:style style:name="T5" style:family="text">
      <style:text-properties officeooo:rsid="0022c300"/>
    </style:style>
    <style:style style:name="T6" style:family="text">
      <style:text-properties officeooo:rsid="002606ef"/>
    </style:style>
    <style:style style:name="T7" style:family="text">
      <style:text-properties officeooo:rsid="002d77e2"/>
    </style:style>
    <style:style style:name="T8" style:family="text">
      <style:text-properties officeooo:rsid="002d93b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king our Calendar</text:p>
      <text:p text:style-name="P1"/>
      <text:p text:style-name="P2">Overall Functionality:</text:p>
      <text:list text:style-name="L1">
        <text:list-item>
          <text:p text:style-name="P3">year view</text:p>
        </text:list-item>
        <text:list-item>
          <text:p text:style-name="P3">decade view</text:p>
        </text:list-item>
        <text:list-item>
          <text:p text:style-name="P3">month view</text:p>
        </text:list-item>
        <text:list-item>
          <text:p text:style-name="P3">week view</text:p>
        </text:list-item>
        <text:list-item>
          <text:p text:style-name="P3">day view</text:p>
        </text:list-item>
        <text:list-item>
          <text:p text:style-name="P3">add elements to days</text:p>
        </text:list-item>
        <text:list-item>
          <text:p text:style-name="P3">let elements span days</text:p>
        </text:list-item>
        <text:list-item>
          <text:p text:style-name="P3">in month view/week view, show times of events</text:p>
        </text:list-item>
        <text:list-item>
          <text:p text:style-name="P3">give items categories</text:p>
        </text:list-item>
        <text:list-item>
          <text:p text:style-name="P3">give items colors</text:p>
        </text:list-item>
        <text:list-item>
          <text:p text:style-name="P3">recurring items</text:p>
        </text:list-item>
        <text:list-item>
          <text:p text:style-name="P3">filter categories</text:p>
        </text:list-item>
        <text:list-item>
          <text:p text:style-name="P3">different 'calendars' (kind of like giant categories)</text:p>
        </text:list-item>
      </text:list>
      <text:p text:style-name="P4"/>
      <text:p text:style-name="P2">Functionality Handled by Calendar Library:</text:p>
      <text:list text:style-name="L2">
        <text:list-item>
          <text:p text:style-name="P5"><text:span text:style-name="T1"><text:s/></text:span><text:a xlink:type="simple" xlink:href="https://github.com/wojtekmaj/react-calendar" text:style-name="Internet_20_link" text:visited-style-name="Visited_20_Internet_20_Link"><text:span text:style-name="T2">https://github.com/wojtekmaj/react-calendar</text:span></text:a></text:p>
        </text:list-item>
        <text:list-item>
          <text:p text:style-name="P5">year view</text:p>
        </text:list-item>
        <text:list-item>
          <text:p text:style-name="P5">decade view</text:p>
        </text:list-item>
        <text:list-item>
          <text:p text:style-name="P5">month view</text:p>
        </text:list-item>
        <text:list-item>
          <text:p text:style-name="P5">week view</text:p>
        </text:list-item>
      </text:list>
      <text:p text:style-name="P4"/>
      <text:p text:style-name="P6">Functionality to be Implemented:</text:p>
      <text:list text:style-name="L3">
        <text:list-item>
          <text:p text:style-name="P7">day view</text:p>
        </text:list-item>
        <text:list-item>
          <text:p text:style-name="P8">add elements to days</text:p>
        </text:list-item>
        <text:list-item>
          <text:p text:style-name="P8">let elements span days</text:p>
        </text:list-item>
        <text:list-item>
          <text:p text:style-name="P8">in month view/week view, show times of events</text:p>
        </text:list-item>
        <text:list-item>
          <text:p text:style-name="P8">give items categories</text:p>
        </text:list-item>
        <text:list-item>
          <text:p text:style-name="P8">give items colors</text:p>
        </text:list-item>
        <text:list-item>
          <text:p text:style-name="P8">recurring items</text:p>
        </text:list-item>
        <text:list-item>
          <text:p text:style-name="P8">filter categories</text:p>
        </text:list-item>
        <text:list-item>
          <text:p text:style-name="P8">different 'calendars' (kind of like giant categories)</text:p>
        </text:list-item>
      </text:list>
      <text:p text:style-name="P9"/>
      <text:p text:style-name="P10">Backend:</text:p>
      <text:list text:style-name="L4">
        <text:list-item>
          <text:p text:style-name="P11">will be used for accessing stored event information</text:p>
        </text:list-item>
        <text:list-item>
          <text:p text:style-name="P11">will be used for creating event information</text:p>
        </text:list-item>
        <text:list-item>
          <text:p text:style-name="P11">will be used for deleting event information</text:p>
        </text:list-item>
        <text:list-item>
          <text:p text:style-name="P12">we can use:</text:p>
          <text:list>
            <text:list-item>
              <text:p text:style-name="P13"><text:a xlink:type="simple" xlink:href="https://github.com/ItsaMeTuni/calendar-server" text:style-name="Internet_20_link" text:visited-style-name="Visited_20_Internet_20_Link"><text:span text:style-name="T2">https://github.com/ItsaMeTuni/calendar-server</text:span></text:a><text:span text:style-name="T1"> <text:s/>← </text:span><text:span text:style-name="T3">calendar API similar to Google Calendar API</text:span></text:p>
            </text:list-item>
            <text:list-item>
              <text:p text:style-name="P14"><text:a xlink:type="simple" xlink:href="https://github.com/ppedrosa88/calendar-backend" text:style-name="Internet_20_link" text:visited-style-name="Visited_20_Internet_20_Link"><text:span text:style-name="T4">https://github.com/ppedrosa88/calendar-backend</text:span></text:a> ← <text:span text:style-name="T5">supports users and has encryption</text:span></text:p>
            </text:list-item>
            <text:list-item>
              <text:p text:style-name="P14"/>
            </text:list-item>
          </text:list>
        </text:list-item>
      </text:list>
      <text:p text:style-name="P15"/>
      <text:p text:style-name="P10">Where will information be stored?</text:p>
      <text:list text:style-name="L5">
        <text:list-item>
          <text:p text:style-name="P16">Locally (for now)</text:p>
        </text:list-item>
      </text:list>
      <text:p text:style-name="P17"/>
      <text:p text:style-name="P18">Tech Stack:</text:p>
      <text:list text:style-name="L6">
        <text:list-item>
          <text:p text:style-name="P19">Front-end: React + <text:span text:style-name="T6">some other styling framework if we want</text:span></text:p>
        </text:list-item>
        <text:list-item>
          <text:p text:style-name="P20">API: CalendarAPI</text:p>
        </text:list-item>
        <text:list-item>
          <text:p text:style-name="P20">Backend: MySQL Database or Apache w/ NoSQL</text:p>
        </text:list-item>
      </text:list>
      <text:p text:style-name="P21"/>
      <text:p text:style-name="P22">Project Plan/Development Order:</text:p>
      <text:list text:style-name="L7">
        <text:list-item>
          <text:p text:style-name="P23">set up calendar api</text:p>
          <text:list>
            <text:list-item>
              <text:p text:style-name="P23">ensure calls can be made</text:p>
            </text:list-item>
            <text:list-item>
              <text:p text:style-name="P23">can use a test database for this</text:p>
            </text:list-item>
          </text:list>
        </text:list-item>
        <text:list-item>
          <text:p text:style-name="P24">set up <text:span text:style-name="T7">starting </text:span>database functionality</text:p>
          <text:list>
            <text:list-item>
              <text:p text:style-name="P24">create database if there is none</text:p>
            </text:list-item>
            <text:list-item>
              <text:p text:style-name="P24">use database that is held on hard drive</text:p>
            </text:list-item>
          </text:list>
        </text:list-item>
        <text:list-item>
          <text:p text:style-name="P25">what will be held in the database?</text:p>
          <text:list>
            <text:list-item>
              <text:p text:style-name="P24">Events</text:p>
              <text:list>
                <text:list-item>
                  <text:p text:style-name="P24">Event Name (required)</text:p>
                </text:list-item>
                <text:list-item>
                  <text:p text:style-name="P26">Calendar Name (optional)</text:p>
                  <text:list>
                    <text:list-item>
                      <text:p text:style-name="P26">if it is a part of another calendar, that will go here</text:p>
                    </text:list-item>
                  </text:list>
                </text:list-item>
                <text:list-item>
                  <text:p text:style-name="P24">Event Category (optional)</text:p>
                </text:list-item>
                <text:list-item>
                  <text:p text:style-name="P24">Event Info (optional)</text:p>
                </text:list-item>
                <text:list-item>
                  <text:p text:style-name="P24">Event Start Time (required)</text:p>
                </text:list-item>
                <text:list-item>
                  <text:p text:style-name="P24">Event End Time (required)</text:p>
                </text:list-item>
                <text:list-item>
                  <text:p text:style-name="P27">IsRecurring? (required) (bool)</text:p>
                </text:list-item>
              </text:list>
            </text:list-item>
            <text:list-item>
              <text:p text:style-name="P28">Calendars</text:p>
              <text:list>
                <text:list-item>
                  <text:p text:style-name="P28">Calendar Name (required)</text:p>
                </text:list-item>
              </text:list>
            </text:list-item>
            <text:list-item>
              <text:p text:style-name="P28">Categories</text:p>
              <text:list>
                <text:list-item>
                  <text:p text:style-name="P28">Category Name (required)</text:p>
                </text:list-item>
                <text:list-item>
                  <text:p text:style-name="P28">Category Color (required)</text:p>
                </text:list-item>
              </text:list>
            </text:list-item>
          </text:list>
        </text:list-item>
        <text:list-item>
          <text:p text:style-name="P29">test api with database</text:p>
        </text:list-item>
        <text:list-item>
          <text:p text:style-name="P29">start setting up front end structure</text:p>
          <text:list>
            <text:list-item>
              <text:p text:style-name="P29">create calendar using react-calendar</text:p>
            </text:list-item>
            <text:list-item>
              <text:p text:style-name="P29">set up year, month, and week views filtering</text:p>
              <text:list>
                <text:list-item>
                  <text:p text:style-name="P29">select a default view</text:p>
                </text:list-item>
              </text:list>
            </text:list-item>
          </text:list>
        </text:list-item>
        <text:list-item>
          <text:p text:style-name="P29">make sure events already in the database are showcased on the calendar</text:p>
        </text:list-item>
        <text:list-item>
          <text:p text:style-name="P29">add create event button</text:p>
          <text:list>
            <text:list-item>
              <text:p text:style-name="P29">create an event and post to database ← <text:span text:style-name="T8">will need its own component (a form?)</text:span></text:p>
              <text:list>
                <text:list-item>
                  <text:p text:style-name="P29">ensure event can show up on the calendar</text:p>
                </text:list-item>
              </text:list>
            </text:list-item>
          </text:list>
        </text:list-item>
        <text:list-item>
          <text:p text:style-name="P30">add functionality for recurring events</text:p>
          <text:list>
            <text:list-item>
              <text:p text:style-name="P30">test following recurrences:</text:p>
              <text:list>
                <text:list-item>
                  <text:p text:style-name="P30">daily</text:p>
                </text:list-item>
                <text:list-item>
                  <text:p text:style-name="P30">weekly</text:p>
                </text:list-item>
                <text:list-item>
                  <text:p text:style-name="P30">monthly</text:p>
                </text:list-item>
                <text:list-item>
                  <text:p text:style-name="P30">yearly</text:p>
                </text:list-item>
                <text:list-item>
                  <text:p text:style-name="P30">limited</text:p>
                </text:list-item>
              </text:list>
            </text:list-item>
            <text:list-item>
              <text:p text:style-name="P30">work on styling</text:p>
              <text:list>
                <text:list-item>
                  <text:p text:style-name="P30">choose a color palette for yourself :D</text:p>
                </text:list-item>
                <text:list-item>
                  <text:p text:style-name="P31">update category colors as you wish</text:p>
                </text:list-item>
                <text:list-item>
                  <text:p text:style-name="P31">rounded corners, nothing too sharp</text:p>
                </text:list-item>
                <text:list-item>
                  <text:p text:style-name="P31">choose a font you like</text:p>
                </text:list-item>
                <text:list-item>
                  <text:p text:style-name="P31">enable dark mode!</text:p>
                </text:list-item>
              </text:list>
            </text:list-item>
            <text:list-item>
              <text:p text:style-name="P32"><text:soft-page-break/>Add in verse of the day</text:p>
              <text:list>
                <text:list-item>
                  <text:p text:style-name="P32">see if Bible app has an api?</text:p>
                </text:list-item>
                <text:list-item>
                  <text:p text:style-name="P32">Or get the verses from somewhere els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21:57:44.855598300</meta:creation-date>
    <dc:date>2025-08-12T01:49:57.016059100</dc:date>
    <meta:editing-duration>PT2H29M19S</meta:editing-duration>
    <meta:editing-cycles>11</meta:editing-cycles>
    <meta:generator>LibreOffice/25.2.4.3$Windows_X86_64 LibreOffice_project/33e196637044ead23f5c3226cde09b47731f7e27</meta:generator>
    <meta:document-statistic meta:table-count="0" meta:image-count="0" meta:object-count="0" meta:page-count="3" meta:paragraph-count="92" meta:word-count="475" meta:character-count="2550" meta:non-whitespace-character-count="2248"/>
  </office:meta>
</office:document-meta>
</file>